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solid" draw:fill-color="#2da14b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rect draw:style-name="gr1" draw:id="shape1" draw:name="rect149" draw:layer="" svg:width="200.00000000000pt" svg:height="100.00000000000pt" draw:transform="matrix(-1.00000000000 0.00000000000 0.00000000000 -1.00000000000 200.00000000000pt 100.00000000000pt)"/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22:45</dc:date>
    <meta:creation-date>2011-05-22T06:10:45</meta:creation-date>
    <dc:creator>Yue Liu</dc:creator>
  </office:meta>
</office:document-meta>
</file>